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8.3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inimum m,c is 1.110000,23.450000 with error 9.77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228607058ns or 0.228607058s</text:p>
          </table:table-cell>
          <table:table-cell office:value-type="float" office:value="0.228607058" calcext:value-type="float">
            <text:p>0.22860705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inimum m,c is 1.110000,23.450000 with error 9.77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216333448ns or 0.216333448s</text:p>
          </table:table-cell>
          <table:table-cell office:value-type="float" office:value="0.216333448" calcext:value-type="float">
            <text:p>0.21633344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inimum m,c is 1.110000,23.450000 with error 9.77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231218609ns or 0.231218609s</text:p>
          </table:table-cell>
          <table:table-cell office:value-type="float" office:value="0.231218609" calcext:value-type="float">
            <text:p>0.23121860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inimum m,c is 1.110000,23.450000 with error 9.77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222866204ns or 0.222866204s</text:p>
          </table:table-cell>
          <table:table-cell office:value-type="float" office:value="0.222866204" calcext:value-type="float">
            <text:p>0.22286620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inimum m,c is 1.110000,23.450000 with error 9.77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244713829ns or 0.244713829s</text:p>
          </table:table-cell>
          <table:table-cell office:value-type="float" office:value="0.244713829" calcext:value-type="float">
            <text:p>0.24471382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inimum m,c is 1.110000,23.450000 with error 9.77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222866204ns or 0.222866204s</text:p>
          </table:table-cell>
          <table:table-cell office:value-type="float" office:value="0.222866204" calcext:value-type="float">
            <text:p>0.22286620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inimum m,c is 1.110000,23.450000 with error 9.77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244713829ns or 0.244713829s</text:p>
          </table:table-cell>
          <table:table-cell office:value-type="float" office:value="0.244713829" calcext:value-type="float">
            <text:p>0.24471382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inimum m,c is 1.110000,23.450000 with error 9.77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234548579ns or 0.234548579s</text:p>
          </table:table-cell>
          <table:table-cell office:value-type="float" office:value="0.234548579" calcext:value-type="float">
            <text:p>0.23454857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16])" office:value-type="float" office:value="0.23073347" calcext:value-type="float">
            <text:p>0.230733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3:16:55.956957200</meta:creation-date>
    <dc:date>2019-04-26T13:27:58.505380052</dc:date>
    <meta:editing-duration>PT52S</meta:editing-duration>
    <meta:editing-cycles>1</meta:editing-cycles>
    <meta:generator>LibreOffice/6.0.3.2$Linux_X86_64 LibreOffice_project/00m0$Build-2</meta:generator>
    <meta:document-statistic meta:table-count="1" meta:cell-count="34" meta:object-count="0"/>
  </office:meta>
</office:document-meta>
</file>